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682cm" fo:padding-top="0.124cm" fo:padding-bottom="0.124cm" fo:padding-left="0.249cm" fo:padding-right="0.249cm"/>
    </style:style>
    <style:style style:name="gr16" style:family="graphic" style:parent-style-name="standard">
      <style:graphic-properties draw:stroke="dash" draw:stroke-dash="Ultrafine_20_2_20_Dots_20_3_20_Dashes" draw:marker-end="Arrow" draw:marker-end-width="0.203cm"/>
    </style:style>
    <style:style style:name="gr17" style:family="graphic" style:parent-style-name="standard">
      <style:graphic-properties draw:stroke="dash" draw:stroke-dash="Ultrafine_20_2_20_Dots_20_3_20_Dashes"/>
    </style:style>
    <style:style style:name="gr18" style:family="graphic" style:parent-style-name="standard">
      <style:graphic-properties draw:stroke="dash" draw:stroke-dash="Fine_20_Dotted" draw:marker-end="Arrow" draw:marker-end-width="0.203cm"/>
    </style:style>
    <style:style style:name="gr19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2" style:family="graphic" style:parent-style-name="standard">
      <style:graphic-properties draw:stroke="dash" draw:stroke-dash="_32__20_Dots_20_1_20_Dash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79cm" fo:min-width="0.847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draw:line-skew="0cm -0.249cm" svg:x1="18.541cm" svg:y1="2.866cm" svg:x2="19.444cm" svg:y2="2.564cm" draw:start-shape="id1" draw:start-glue-point="6" draw:end-shape="id1" draw:end-glue-point="4" svg:d="m18541 2866c-750 0-625-526-212-883s1115-544 1115 581">
          <text:p/>
        </draw:connector>
        <draw:custom-shape draw:style-name="gr4" draw:text-style-name="P4" draw:id="id2" draw:layer="layout" svg:width="2.579cm" svg:height="0.605cm" svg:x="16.769cm" svg:y="5.34cm">
          <text:p text:style-name="P1"><text:span text:style-name="T2">ClassSeparation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8cm" svg:y1="5.214cm" svg:x2="19.445cm" svg:y2="3.295cm" draw:start-shape="id2" draw:start-glue-point="4" draw:end-shape="id1" svg:d="m18058 5214c0-757 1387 202 1387-1919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341cm" svg:x2="16.765cm" svg:y2="5.945cm" draw:start-shape="id3" draw:start-glue-point="4" draw:end-shape="id2" draw:end-glue-point="7" svg:d="m12653 7341c0-954 4112-256 4112-1396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341cm" svg:x2="16.765cm" svg:y2="5.945cm" draw:start-shape="id4" draw:start-glue-point="4" draw:end-shape="id2" draw:end-glue-point="7" svg:d="m17707 7341c0-853-942-156-942-1396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0.375cm" svg:x1="24.07cm" svg:y1="9.735cm" svg:x2="18.969cm" svg:y2="5.856cm" draw:start-shape="id5" draw:start-glue-point="4" draw:end-shape="id2" draw:end-glue-point="9" svg:d="m24070 9735c0-2281-5101-342-5101-3879">
          <text:p/>
        </draw:connector>
        <draw:connector draw:style-name="gr3" draw:text-style-name="P3" draw:layer="layout" draw:type="curve" svg:x1="24.07cm" svg:y1="9.735cm" svg:x2="18.969cm" svg:y2="5.856cm" draw:start-shape="id5" draw:start-glue-point="4" draw:end-shape="id2" draw:end-glue-point="9" svg:d="m24070 9735c0-2844-5101-905-5101-3879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0.903cm" svg:y="12.555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8cm" svg:y1="12.421cm" svg:x2="12.653cm" svg:y2="8.256cm" draw:start-shape="id7" draw:start-glue-point="4" draw:end-shape="id3" svg:d="m12318 12421c0-3024 335-942 335-4165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2.205cm" svg:height="0.605cm" svg:x="3.231cm" svg:y="29.566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.552cm" svg:y1="29.653cm" svg:x2="23.087cm" svg:y2="23.768cm" draw:start-shape="id8" draw:start-glue-point="5" draw:end-shape="id9" draw:end-glue-point="7" svg:d="m3552 29653c0-4410 19535-1468 19535-5885">
          <text:p/>
        </draw:connector>
        <draw:custom-shape draw:style-name="gr12" draw:text-style-name="P2" draw:id="id10" draw:layer="layout" svg:width="2.474cm" svg:height="0.647cm" svg:x="22.647cm" svg:y="13.691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3.784cm" svg:x2="24.756cm" svg:y2="12.961cm" draw:start-shape="id10" draw:start-glue-point="11" draw:end-shape="id6" draw:end-glue-point="9" svg:d="m24758 13784c0-618-2-207-2-823">
          <text:p/>
        </draw:connector>
        <draw:connector draw:style-name="gr3" draw:text-style-name="P3" draw:layer="layout" draw:type="curve" svg:x1="23.008cm" svg:y1="13.784cm" svg:x2="22.991cm" svg:y2="12.961cm" draw:start-shape="id10" draw:start-glue-point="5" draw:end-shape="id6" draw:end-glue-point="7" svg:d="m23008 13784c0-618-17-207-17-823">
          <text:p/>
        </draw:connector>
        <draw:connector draw:style-name="gr8" draw:text-style-name="P3" draw:layer="layout" draw:type="curve" svg:x1="5.112cm" svg:y1="29.653cm" svg:x2="17.707cm" svg:y2="8.122cm" draw:start-shape="id8" draw:start-glue-point="11" draw:end-shape="id4" draw:end-glue-point="8" svg:d="m5112 29653c0-16215 12595-5450 12595-21531">
          <text:p/>
        </draw:connector>
        <draw:custom-shape draw:style-name="gr13" draw:text-style-name="P2" draw:id="id11" draw:layer="layout" svg:width="2.453cm" svg:height="0.647cm" svg:x="22.668cm" svg:y="14.96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15.054cm" svg:x2="24.758cm" svg:y2="14.243cm" draw:start-shape="id11" draw:start-glue-point="11" draw:end-shape="id10" draw:end-glue-point="9" svg:d="m24761 15054c0-609-3-204-3-811">
          <text:p/>
        </draw:connector>
        <draw:connector draw:style-name="gr3" draw:text-style-name="P3" draw:layer="layout" draw:type="curve" svg:x1="23.026cm" svg:y1="15.054cm" svg:x2="23.008cm" svg:y2="14.243cm" draw:start-shape="id11" draw:start-glue-point="5" draw:end-shape="id10" draw:end-glue-point="7" svg:d="m23026 15054c0-609-18-204-18-811">
          <text:p/>
        </draw:connector>
        <draw:custom-shape draw:style-name="gr14" draw:text-style-name="P2" draw:id="id12" draw:layer="layout" svg:width="3.125cm" svg:height="0.647cm" svg:x="27.737cm" svg:y="20.689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0.403cm" svg:y1="20.782cm" svg:x2="24.8cm" svg:y2="19.317cm" draw:start-shape="id12" draw:start-glue-point="11" draw:end-shape="id13" draw:end-glue-point="9" svg:d="m30403 20782c0-1102-5603-370-5603-1465">
          <text:p/>
        </draw:connector>
        <draw:connector draw:style-name="gr3" draw:text-style-name="P3" draw:layer="layout" draw:type="curve" svg:x1="28.193cm" svg:y1="20.782cm" svg:x2="23.259cm" svg:y2="19.317cm" draw:start-shape="id12" draw:start-glue-point="5" draw:end-shape="id13" draw:end-glue-point="7" svg:d="m28193 20782c0-1102-4934-370-4934-1465">
          <text:p/>
        </draw:connector>
        <draw:custom-shape draw:style-name="gr15" draw:text-style-name="P2" draw:id="id13" draw:layer="layout" svg:width="2.18cm" svg:height="0.605cm" svg:x="22.941cm" svg:y="18.801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3.259cm" svg:y1="18.888cm" svg:x2="22.874cm" svg:y2="17.382cm" draw:start-shape="id13" draw:start-glue-point="5" draw:end-shape="id14" draw:end-glue-point="7" svg:d="m23259 18888c0-1129-385-377-385-1506">
          <text:p/>
        </draw:connector>
        <draw:custom-shape draw:style-name="gr14" draw:text-style-name="P2" draw:id="id9" draw:layer="layout" svg:width="3.125cm" svg:height="0.647cm" svg:x="22.631cm" svg:y="23.216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3.309cm" svg:x2="24.8cm" svg:y2="19.317cm" draw:start-shape="id9" draw:start-glue-point="11" draw:end-shape="id13" draw:end-glue-point="9" svg:d="m25297 23309c0-2998-497-1003-497-3992">
          <text:p/>
        </draw:connector>
        <draw:connector draw:style-name="gr3" draw:text-style-name="P3" draw:layer="layout" draw:type="curve" svg:x1="23.087cm" svg:y1="23.309cm" svg:x2="23.259cm" svg:y2="19.317cm" draw:start-shape="id9" draw:start-glue-point="5" draw:end-shape="id13" draw:end-glue-point="7" svg:d="m23087 23309c0-2998 172-1003 172-3992">
          <text:p/>
        </draw:connector>
        <draw:custom-shape draw:style-name="gr14" draw:text-style-name="P2" draw:id="id15" draw:layer="layout" svg:width="3.125cm" svg:height="0.647cm" svg:x="17.501cm" svg:y="29.566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9.063cm" svg:y1="29.566cm" svg:x2="23.087cm" svg:y2="26.296cm" draw:start-shape="id15" draw:start-glue-point="4" draw:end-shape="id16" draw:end-glue-point="7" svg:d="m19063 29566c0-2383 4024-749 4024-3270">
          <text:p/>
        </draw:connector>
        <draw:custom-shape draw:style-name="gr14" draw:text-style-name="P2" draw:id="id17" draw:layer="layout" svg:width="3.125cm" svg:height="0.647cm" svg:x="12.471cm" svg:y="29.566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5.137cm" svg:y1="29.659cm" svg:x2="12.319cm" svg:y2="13.202cm" draw:start-shape="id17" draw:start-glue-point="11" draw:end-shape="id7" draw:end-glue-point="8" svg:d="m15137 29659c0-12414-2818-4186-2818-16457">
          <text:p/>
        </draw:connector>
        <draw:connector draw:style-name="gr3" draw:text-style-name="P3" draw:layer="layout" draw:type="curve" svg:x1="12.927cm" svg:y1="29.659cm" svg:x2="23.087cm" svg:y2="23.768cm" draw:start-shape="id17" draw:start-glue-point="5" draw:end-shape="id9" draw:end-glue-point="7" svg:d="m12927 29659c0-4419 10160-1474 10160-5891">
          <text:p/>
        </draw:connector>
        <draw:custom-shape draw:style-name="gr14" draw:text-style-name="P2" draw:id="id18" draw:layer="layout" svg:width="3.125cm" svg:height="0.647cm" svg:x="6.756cm" svg:y="29.566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9.422cm" svg:y1="29.659cm" svg:x2="12.653cm" svg:y2="8.122cm" draw:start-shape="id18" draw:start-glue-point="11" draw:end-shape="id3" draw:end-glue-point="8" svg:d="m9422 29659c0-25128 3231-14360 3231-21537">
          <text:p/>
        </draw:connector>
        <draw:connector draw:style-name="gr3" draw:text-style-name="P3" draw:layer="layout" draw:type="curve" svg:x1="7.212cm" svg:y1="29.659cm" svg:x2="23.087cm" svg:y2="23.768cm" draw:start-shape="id18" draw:start-glue-point="5" draw:end-shape="id9" draw:end-glue-point="7" svg:d="m7212 29659c0-4419 15875-1474 15875-5891">
          <text:p/>
        </draw:connector>
        <draw:custom-shape draw:style-name="gr14" draw:text-style-name="P2" draw:id="id16" draw:layer="layout" svg:width="3.125cm" svg:height="0.647cm" svg:x="22.631cm" svg:y="25.744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5.837cm" svg:x2="25.297cm" svg:y2="23.768cm" draw:start-shape="id16" draw:start-glue-point="11" draw:end-shape="id9" draw:end-glue-point="9" svg:d="m25297 25837v-2069">
          <text:p/>
        </draw:connector>
        <draw:connector draw:style-name="gr3" draw:text-style-name="P3" draw:layer="layout" draw:type="curve" svg:x1="23.087cm" svg:y1="25.837cm" svg:x2="23.087cm" svg:y2="23.768cm" draw:start-shape="id16" draw:start-glue-point="5" draw:end-shape="id9" draw:end-glue-point="7" svg:d="m23087 25837v-2069">
          <text:p/>
        </draw:connector>
        <draw:connector draw:style-name="gr16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7" draw:layer="layout" draw:type="curve" draw:line-skew="-2.721cm" svg:x1="14.156cm" svg:y1="7.798cm" svg:x2="22.483cm" svg:y2="10.058cm" draw:start-shape="id3" draw:start-glue-point="10" draw:end-shape="id5" draw:end-glue-point="6" svg:d="m14156 7798c2512 0-1651 2260 8327 2260">
          <text:p/>
        </draw:connector>
        <draw:connector draw:style-name="gr18" draw:text-style-name="P3" draw:layer="layout" draw:type="curve" svg:x1="13.736cm" svg:y1="12.878cm" svg:x2="22.628cm" svg:y2="12.732cm" draw:start-shape="id7" draw:start-glue-point="10" draw:end-shape="id6" draw:end-glue-point="6" svg:d="m13736 12878c6667 0 2222-146 8892-146">
          <text:p/>
        </draw:connector>
        <draw:connector draw:style-name="gr16" draw:text-style-name="P3" draw:layer="layout" draw:type="curve" draw:line-skew="-6.055cm" svg:x1="5.436cm" svg:y1="29.868cm" svg:x2="22.631cm" svg:y2="26.067cm" draw:start-shape="id8" draw:start-glue-point="10" draw:end-shape="id16" draw:end-glue-point="6" svg:d="m5436 29868c3811 0-4786-3801 17195-3801">
          <text:p/>
        </draw:connector>
        <draw:connector draw:style-name="gr16" draw:text-style-name="P3" draw:layer="layout" draw:type="curve" svg:x1="15.137cm" svg:y1="29.659cm" svg:x2="22.631cm" svg:y2="26.067cm" draw:start-shape="id17" draw:start-glue-point="11" draw:end-shape="id16" draw:end-glue-point="6" svg:d="m15137 29659c0-2395 2498-3592 7494-3592">
          <text:p/>
        </draw:connector>
        <draw:connector draw:style-name="gr16" draw:text-style-name="P3" draw:layer="layout" draw:type="curve" svg:x1="9.422cm" svg:y1="29.659cm" svg:x2="22.631cm" svg:y2="26.067cm" draw:start-shape="id18" draw:start-glue-point="11" draw:end-shape="id16" draw:end-glue-point="6" svg:d="m9422 29659c0-2395 4403-3592 13209-3592">
          <text:p/>
        </draw:connector>
        <draw:connector draw:style-name="gr19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20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8cm" svg:y1="5.214cm" svg:x2="19.444cm" svg:y2="3.295cm" draw:start-shape="id2" draw:start-glue-point="4" draw:end-shape="id1" draw:end-glue-point="8" svg:d="m18058 5214c0-1567 1386-608 1386-1919">
          <text:p/>
        </draw:connector>
        <draw:connector draw:style-name="gr8" draw:text-style-name="P3" draw:layer="layout" draw:type="curve" svg:x1="24.8cm" svg:y1="18.888cm" svg:x2="24.296cm" svg:y2="17.382cm" draw:start-shape="id13" draw:start-glue-point="11" draw:end-shape="id14" draw:end-glue-point="9" svg:d="m24800 18888c0-1129-504-377-504-1506">
          <text:p/>
        </draw:connector>
        <draw:custom-shape draw:style-name="gr21" draw:text-style-name="P2" draw:id="id19" draw:layer="layout" svg:width="2.205cm" svg:height="0.605cm" svg:x="27.661cm" svg:y="32.136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763cm" svg:y1="32.136cm" svg:x2="30.403cm" svg:y2="21.241cm" draw:start-shape="id19" draw:end-shape="id12" draw:end-glue-point="9" svg:d="m28763 32136c0-8101 1640-2654 1640-10895">
          <text:p/>
        </draw:connector>
        <draw:connector draw:style-name="gr3" draw:text-style-name="P3" draw:layer="layout" draw:type="curve" svg:x1="27.982cm" svg:y1="32.223cm" svg:x2="24.193cm" svg:y2="26.391cm" draw:start-shape="id19" draw:start-glue-point="5" draw:end-shape="id16" draw:end-glue-point="8" svg:d="m27982 32223c0-4441-3789-1526-3789-5832">
          <text:p/>
        </draw:connector>
        <draw:line draw:style-name="gr22" draw:text-style-name="P5" draw:layer="layout" svg:x1="9.246cm" svg:y1="4.166cm" svg:x2="34.646cm" svg:y2="4.166cm">
          <text:p/>
        </draw:line>
        <draw:line draw:style-name="gr22" draw:text-style-name="P5" draw:layer="layout" svg:x1="8.611cm" svg:y1="6.706cm" svg:x2="34.011cm" svg:y2="6.706cm">
          <text:p/>
        </draw:line>
        <draw:line draw:style-name="gr22" draw:text-style-name="P5" draw:layer="layout" svg:x1="9.278cm" svg:y1="8.866cm" svg:x2="34.678cm" svg:y2="8.866cm">
          <text:p/>
        </draw:line>
        <draw:line draw:style-name="gr22" draw:text-style-name="P5" draw:layer="layout" svg:x1="8.611cm" svg:y1="11.308cm" svg:x2="34.011cm" svg:y2="11.308cm">
          <text:p/>
        </draw:line>
        <draw:line draw:style-name="gr22" draw:text-style-name="P5" draw:layer="layout" svg:x1="-1.549cm" svg:y1="22.581cm" svg:x2="34.646cm" svg:y2="22.581cm">
          <text:p/>
        </draw:line>
        <draw:line draw:style-name="gr22" draw:text-style-name="P5" draw:layer="layout" svg:x1="-1.549cm" svg:y1="31.128cm" svg:x2="34.646cm" svg:y2="31.128cm">
          <text:p/>
        </draw:line>
        <draw:custom-shape draw:style-name="gr23" draw:text-style-name="P2" draw:id="id14" draw:layer="layout" svg:width="2.011cm" svg:height="0.605cm" svg:x="22.581cm" svg:y="16.866cm">
          <text:p text:style-name="P1"><text:span text:style-name="T1">Namespac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2.874cm" svg:y1="16.953cm" svg:x2="23.026cm" svg:y2="15.513cm" draw:start-shape="id14" draw:start-glue-point="5" draw:end-shape="id11" draw:end-glue-point="7" svg:d="m22874 16953c0-1075 152-356 152-1440">
          <text:p/>
        </draw:connector>
        <draw:connector draw:style-name="gr8" draw:text-style-name="P3" draw:layer="layout" draw:type="curve" svg:x1="24.296cm" svg:y1="16.953cm" svg:x2="24.761cm" svg:y2="15.513cm" draw:start-shape="id14" draw:start-glue-point="11" draw:end-shape="id11" draw:end-glue-point="9" svg:d="m24296 16953c0-1075 465-356 465-1440">
          <text:p/>
        </draw:connector>
        <draw:custom-shape draw:style-name="gr24" draw:text-style-name="P2" draw:id="id20" draw:layer="layout" svg:width="2.917cm" svg:height="0.605cm" svg:x="17.501cm" svg:y="19.406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926cm" svg:y1="19.493cm" svg:x2="22.874cm" svg:y2="17.382cm" draw:start-shape="id20" draw:start-glue-point="5" draw:end-shape="id14" draw:end-glue-point="7" svg:d="m17926 19493c0-1582 4948-527 4948-2111">
          <text:p/>
        </draw:connector>
        <draw:connector draw:style-name="gr8" draw:text-style-name="P3" draw:layer="layout" draw:type="curve" svg:x1="19.99cm" svg:y1="19.493cm" svg:x2="24.296cm" svg:y2="17.382cm" draw:start-shape="id20" draw:start-glue-point="11" draw:end-shape="id14" draw:end-glue-point="9" svg:d="m19990 19493c0-1582 4306-527 4306-2111">
          <text:p/>
        </draw:connector>
        <draw:custom-shape draw:style-name="gr25" draw:text-style-name="P2" draw:id="id21" draw:layer="layout" svg:width="3.099cm" svg:height="0.61cm" svg:x="32.182cm" svg:y="24.511cm">
          <text:p text:style-name="P1"><text:span text:style-name="T1">DependenciesGroup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2.634cm" svg:y1="24.599cm" svg:x2="28.193cm" svg:y2="21.241cm" draw:start-shape="id21" draw:start-glue-point="5" draw:end-shape="id12" draw:end-glue-point="7" svg:d="m32634 24599c0-2514-4441-835-4441-3358">
          <text:p/>
        </draw:connector>
        <draw:connector draw:style-name="gr8" draw:text-style-name="P3" draw:layer="layout" draw:type="curve" svg:x1="34.826cm" svg:y1="24.599cm" svg:x2="30.403cm" svg:y2="21.241cm" draw:start-shape="id21" draw:start-glue-point="11" draw:end-shape="id12" draw:end-glue-point="9" svg:d="m34826 24599c0-2514-4423-835-4423-33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24T14:17:10</dc:date>
    <meta:editing-cycles>41</meta:editing-cycles>
    <meta:editing-duration>PT29H01M04S</meta:editing-duration>
    <dc:creator>Samurai Jack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